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ieldingListener.valueUnbound( HttpSessionBind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eldingListener.sessionDestroyed( HttpSess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eldingListener.attributeRemoved( ServletContextAttribut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eldingListener.attributeAdded( ServletContextAttribut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eldingListener.attributeReplaced( ServletContextAttribut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eldingListener.sessionDidActivate( HttpSess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eldingListener.sessionCreated( HttpSess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eldingListener.requestInitialized( ServletReques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eldingListener.contextInitialized( ServletContextEvent context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hieldingListener.attributeRemoved( HttpSessionBind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eldingListener.invoke( List listeners , String identifier , Object event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">
            <text:p text:style-name="Table_20_Contents">1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ShieldingListener.init( ServletContext conte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">
            <text:p text:style-name="Table_20_Contents">1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ShieldingListener.contextDestroyed( ServletContextEvent context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eldingListener.sessionWillPassivate( HttpSess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eldingListener.attributeReplaced( HttpSessionBind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eldingListener.valueBound( HttpSessionBind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eldingListener.attributeAdded( HttpSessionBind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eldingListener.requestDestroyed( ServletReques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